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B6A587B1B881A3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64cm, 4.919cm, 18.735cm, 7.7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61cm" svg:height="22.2cm" svg:x="0.991cm" svg:y="2.491cm">
          <draw:image xlink:href="Pictures/10000000000005E8000007E03B6A587B1B881A3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7:37.857556032</dc:date>
    <meta:editing-duration>PT3M33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